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indent="0in"/>
    </style:style>
    <style:style style:name="P2" style:parent-style-name="Normal" style:family="paragraph">
      <style:paragraph-properties fo:text-indent="0in"/>
    </style:style>
    <style:style style:name="P3" style:parent-style-name="Normal" style:family="paragraph">
      <style:paragraph-properties fo:text-indent="0in"/>
    </style:style>
    <style:style style:name="P4" style:parent-style-name="Normal" style:family="paragraph">
      <style:paragraph-properties fo:text-indent="0in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fo:font-style="italic" style:font-style-asian="italic" style:font-style-complex="italic"/>
    </style:style>
    <style:style style:name="T7" style:parent-style-name="DefaultParagraphFont" style:family="text">
      <style:text-properties fo:font-style="italic" style:font-style-asian="italic" style:font-style-complex="italic"/>
    </style:style>
    <style:style style:name="P8" style:parent-style-name="Normal" style:family="paragraph">
      <style:paragraph-properties fo:text-indent="0in"/>
    </style:style>
  </office:automatic-styles>
  <office:body>
    <office:text text:use-soft-page-breaks="true">
      <text:p text:style-name="P1">Literature</text:p>
      <text:p text:style-name="P2">1. Methods</text:p>
      <text:p text:style-name="P3">1.1. Fatigue</text:p>
      <text:p text:style-name="P4">Tinsley, A., Macklin, E. A., Korzenik, J. R., &amp; Sands, B. E. (2011).<text:s/><text:span text:style-name="T5">Validation of the Functional Assessment of Chronic Illness Therapy‐Fatigue (FACIT‐F) in patients with inflammatory bowel disease.<text:s/></text:span><text:span text:style-name="T6">Alimentary pharmacology &amp; therapeutics</text:span>,<text:s/><text:span text:style-name="T7">34</text:span>(11‐12), 1328-1336.</text:p>
      <text:p text:style-name="P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7-27T06:25:00Z</meta:creation-date>
    <dc:date>2024-07-27T08:55:00Z</dc:date>
    <meta:template xlink:href="Normal.dotm" xlink:type="simple"/>
    <meta:editing-cycles>2</meta:editing-cycles>
    <meta:editing-duration>PT0S</meta:editing-duration>
    <meta:user-defined meta:name="GrammarlyDocumentId">ba20db91-220d-4908-b6af-004e1b9a23fa</meta:user-defined>
    <meta:document-statistic meta:page-count="1" meta:paragraph-count="4" meta:word-count="40" meta:character-count="292" meta:row-count="6" meta:non-whitespace-character-count="256"/>
  </office:meta>
</office:document-meta>
</file>